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8.3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3.86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9.91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D95:Calibration.D105 Calibration.K93:Calibration.K93 Calibration.K95:Calibration.K105 Calibration.H93:Calibration.H93 Calibration.I95:Calibration.I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office:annotation office:display="true" draw:style-name="gr4" draw:text-style-name="P2" svg:width="92.7mm" svg:height="13.86mm" svg:x="113.31mm" svg:y="7.73mm" draw:caption-point-x="-23.28mm" draw:caption-point-y="14.89mm">
              <dc:date>2019-07-07T00:00:00</dc:date>
              <text:p text:style-name="P1">Régler le couplage pour que l’intervalle de puissance d’entrée à calibrer rentre dans la « Square Law Region » du détecteur</text:p>
            </office:annotation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office:annotation office:display="true" draw:style-name="gr5" draw:text-style-name="P2" svg:width="94.55mm" svg:height="7.89mm" svg:x="111.75mm" svg:y="35.96mm" draw:caption-point-x="-21.72mm" draw:caption-point-y="1.81mm">
              <dc:date>2019-07-07T00:00:00</dc:date>
              <text:p text:style-name="P1">Mettre la résolution et Vref de l’ADC</text:p>
            </office:annotation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003125" calcext:value-type="float">
            <text:p>3,125E-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003125" calcext:value-type="float">
            <text:p>0,0003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office:annotation office:display="true" draw:style-name="gr6" draw:text-style-name="P2" svg:width="110.99mm" svg:height="10.36mm" svg:x="109.26mm" svg:y="61.95mm" draw:caption-point-x="-19.23mm" draw:caption-point-y="22mm">
              <dc:date>2019-07-07T00:00:00</dc:date>
              <text:p text:style-name="P1">Renseigner Vout détecteur Qucs pour Pin_coupleur = valeur basse dans l’intervalle de calibration</text:p>
            </office:annotation>
            <text:p>0,0004</text:p>
          </table:table-cell>
          <table:table-cell/>
          <table:table-cell table:formula="of:=[.B11]/[.B16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21875" calcext:value-type="float">
            <text:p>21875</text:p>
          </table:table-cell>
          <table:table-cell table:style-name="ce22"/>
          <table:table-cell table:style-name="ce26" office:value-type="float" office:value="21875" calcext:value-type="float">
            <text:p>21875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78125" calcext:value-type="float">
            <text:p>78125</text:p>
          </table:table-cell>
          <table:table-cell table:style-name="ce23"/>
          <table:table-cell table:style-name="ce27" office:value-type="float" office:value="78125" calcext:value-type="float">
            <text:p>7812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625" calcext:value-type="float">
            <text:p>0,0001015625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25" calcext:value-type="float">
            <text:p>0,00015625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4375" calcext:value-type="float">
            <text:p>0,0002734375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office:annotation office:display="true" draw:style-name="gr7" draw:text-style-name="P2" svg:width="28.99mm" svg:height="9.91mm" svg:x="168.06mm" svg:y="118.52mm" draw:caption-point-x="-6.1mm" draw:caption-point-y="15.1mm">
              <dc:date>2019-07-07T00:00:00</dc:date>
              <text:p text:style-name="P1">Square Law Region</text:p>
            </office:annotation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5" calcext:value-type="float">
            <text:p>0,0003125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0625" calcext:value-type="float">
            <text:p>0,0005640625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0625" calcext:value-type="float">
            <text:p>0,000789062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" calcext:value-type="float">
            <text:p>0,00125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25" calcext:value-type="float">
            <text:p>0,00190625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28125" calcext:value-type="float">
            <text:p>0,0041328125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8125" calcext:value-type="float">
            <text:p>0,005078125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25" calcext:value-type="float">
            <text:p>0,007812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6875" calcext:value-type="float">
            <text:p>0,01296875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34375" calcext:value-type="float">
            <text:p>0,020234375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125" calcext:value-type="float">
            <text:p>0,0303125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8125" calcext:value-type="float">
            <text:p>0,04078125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4375" calcext:value-type="float">
            <text:p>0,06234375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25" calcext:value-type="float">
            <text:p>0,07812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46875" calcext:value-type="float">
            <text:p>0,10546875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125" calcext:value-type="float">
            <text:p>0,1328125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" calcext:value-type="float">
            <text:p>0,1625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25" calcext:value-type="float">
            <text:p>0,1906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71875" calcext:value-type="float">
            <text:p>0,23671875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375" calcext:value-type="float">
            <text:p>0,284375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40625" calcext:value-type="float">
            <text:p>0,34140625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296875" calcext:value-type="float">
            <text:p>0,39296875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625" calcext:value-type="float">
            <text:p>0,465625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5625" calcext:value-type="float">
            <text:p>0,5515625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59375" calcext:value-type="float">
            <text:p>0,6359375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28125" calcext:value-type="float">
            <text:p>0,7328125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375" calcext:value-type="float">
            <text:p>0,859375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1875" calcext:value-type="float">
            <text:p>0,9921875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28125" calcext:value-type="float">
            <text:p>1,1328125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6875" calcext:value-type="float">
            <text:p>1,29687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375" calcext:value-type="float">
            <text:p>1,484375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75" calcext:value-type="float">
            <text:p>1,6875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1875" calcext:value-type="float">
            <text:p>1,921875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796875" calcext:value-type="float">
            <text:p>2,1796875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65625" calcext:value-type="float">
            <text:p>2,4765625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46875" calcext:value-type="float">
            <text:p>2,8046875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0625" calcext:value-type="float">
            <text:p>3,140625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46875" calcext:value-type="float">
            <text:p>3,5546875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5625" calcext:value-type="float">
            <text:p>4,015625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" office:value-type="float" office:value="0.0003125" calcext:value-type="float">
            <text:p>0,0003125</text:p>
          </table:table-cell>
          <table:table-cell table:style-name="ce17" table:formula="of:=[.C105]" office:value-type="float" office:value="0.0303125" calcext:value-type="float">
            <text:p>0,030312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300" calcext:value-type="float">
            <text:p>300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0.00333333333333333" calcext:value-type="float">
            <text:p>0,003333333333333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y=b*exp(ax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n(y1/y0) / (x1-x0)</text:p>
          </table:table-cell>
          <table:table-cell table:number-columns-repeated="2"/>
          <table:table-cell table:style-name="ce31" office:value-type="string" calcext:value-type="string">
            <office:annotation office:display="true" draw:style-name="gr4" draw:text-style-name="P2" svg:width="79.05mm" svg:height="13.86mm" svg:x="230.87mm" svg:y="339.24mm" draw:caption-point-x="-68.91mm" draw:caption-point-y="29.19mm">
              <dc:date>2019-07-07T00:00:00</dc:date>
              <text:p text:style-name="P1">Calcul de a et b qui suit la loi P=b*exp(a*Vout) </text:p>
            </office:annotation>
            <text:p>interpolation exp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N([.C71])-LN([.B71])" office:value-type="float" office:value="2.30258509299405" calcext:value-type="float">
            <text:p>2,30258509299405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1-x0</text:p>
          </table:table-cell>
          <table:table-cell table:formula="of:=[.C70]-[.B70]" office:value-type="float" office:value="0.03" calcext:value-type="float">
            <text:p>0,03</text:p>
          </table:table-cell>
          <table:table-cell/>
          <table:table-cell table:style-name="ce15"/>
          <table:table-cell table:style-name="ce15" table:formula="of:=[.B80]/[.B81]" office:value-type="float" office:value="76.7528364331349" calcext:value-type="float">
            <text:p>76,7528364331349</text:p>
          </table:table-cell>
          <table:table-cell table:style-name="ce39" table:formula="of:=[.B71]/[.B83]" office:value-type="float" office:value="0.976300098962807" calcext:value-type="float">
            <text:p>0,9763000989628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(ax0)</text:p>
          </table:table-cell>
          <table:table-cell table:formula="of:=EXP([.E81]*[.B70])" office:value-type="float" office:value="1.02427522138159" calcext:value-type="float">
            <text:p>1,0242752213815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matrix-columns-spanned="2" table:number-matrix-rows-spanned="1" table:formula="of:=LOGEST([.D95:.D105];[.C95:.C105];1;0)" office:value-type="float" office:value="4375.17735753215" calcext:value-type="float">
            <text:p>4375,17735753215</text:p>
          </table:table-cell>
          <table:table-cell office:value-type="float" office:value="32.6608850784878" calcext:value-type="float">
            <text:p>32,6608850784878</text:p>
          </table:table-cell>
          <table:table-cell table:number-columns-repeated="2"/>
          <table:table-cell table:formula="of:=[.B87]" office:value-type="float" office:value="32.6608850784878" calcext:value-type="float">
            <text:p>32,6608850784878</text:p>
          </table:table-cell>
          <table:table-cell table:formula="of:=LN([.A87])" office:value-type="float" office:value="8.38370233683453" calcext:value-type="float">
            <text:p>8,3837023368345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29.34" calcext:value-type="float">
            <text:p>29,34</text:p>
          </table:table-cell>
          <table:table-cell office:value-type="float" office:value="0.029" calcext:value-type="float">
            <text:p>0,029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office:value-type="string" calcext:value-type="string">
            <text:p>interpolation exp sur 2 points</text:p>
          </table:table-cell>
          <table:table-cell table:style-name="ce36"/>
          <table:table-cell table:style-name="ce37"/>
          <table:table-cell office:value-type="string" calcext:value-type="string">
            <text:p>interpolation exp par LOGREG de Libre Offic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dBm)</text:p>
          </table:table-cell>
          <table:table-cell table:style-name="ce22" office:value-type="string" calcext:value-type="string">
            <text:p>Pin (W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%err</text:p>
          </table:table-cell>
          <table:table-cell table:number-columns-repeated="5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5" calcext:value-type="float">
            <text:p>0,0003125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1" calcext:value-type="float">
            <office:annotation office:display="true" draw:style-name="gr8" draw:text-style-name="P2" svg:width="69.42mm" svg:height="17.81mm" svg:x="264.63mm" svg:y="392.61mm" draw:caption-point-x="-57.39mm" draw:caption-point-y="48.07mm">
              <dc:date>2019-07-07T00:00:00</dc:date>
              <text:p text:style-name="P1">Valeur de Pin déduite de Vout, suivant une relation linéaire</text:p>
            </office:annotation>
            <text:p>1</text:p>
          </table:table-cell>
          <table:table-cell table:style-name="ce40" table:formula="of:=10^(([.E95]-30)/10)" office:value-type="float" office:value="0.00125892541179417" calcext:value-type="float">
            <text:p>0,001258925411794</text:p>
          </table:table-cell>
          <table:table-cell table:style-name="ce38" table:formula="of:=100*([.B95]-[.F95])/[.A95]" office:value-type="float" office:value="3.32913691529402" calcext:value-type="float">
            <text:p>3,32913691529402</text:p>
          </table:table-cell>
          <table:table-cell table:style-name="ce32" table:formula="of:=[.$F$81]*(EXP([.$E$81]*[.C95]))" office:value-type="float" office:value="1" calcext:value-type="float">
            <office:annotation office:display="true" draw:style-name="gr8" draw:text-style-name="P2" svg:width="64.02mm" svg:height="17.81mm" svg:x="340.52mm" svg:y="405.11mm" draw:caption-point-x="-19.54mm" draw:caption-point-y="35.57mm">
              <dc:date>2019-07-07T00:00:00</dc:date>
              <text:p text:style-name="P1">Valeur de Pin déduit de Vout, suivant la loi P=b*exp(a*Vout)</text:p>
            </office:annotation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formula="of:=[.$E$87]*(EXP([.$F$87]*[.C95]))" office:value-type="float" office:value="32.7465657479697" calcext:value-type="float">
            <text:p>32,7465657479697</text:p>
          </table:table-cell>
          <table:table-cell/>
          <table:table-cell table:formula="of:=100*([.D95]-[.K95])/[.D95]" office:value-type="float" office:value="-9.15521915989904" calcext:value-type="float">
            <text:p>-9,15521915989904</text:p>
          </table:table-cell>
          <table:table-cell table:number-columns-repeated="5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0625" calcext:value-type="float">
            <text:p>0,0005640625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1.07546875" calcext:value-type="float">
            <text:p>1,07546875</text:p>
          </table:table-cell>
          <table:table-cell table:style-name="ce40" table:formula="of:=10^(([.E96]-30)/10)" office:value-type="float" office:value="0.0012809933493964" calcext:value-type="float">
            <text:p>0,001280993349396</text:p>
          </table:table-cell>
          <table:table-cell table:style-name="ce38" table:formula="of:=100*([.B96]-[.F96])/[.A96]" office:value-type="float" office:value="4.0569174788541" calcext:value-type="float">
            <text:p>4,0569174788541</text:p>
          </table:table-cell>
          <table:table-cell table:style-name="ce32" table:formula="of:=[.$F$81]*(EXP([.$E$81]*[.C96]))" office:value-type="float" office:value="1.01949574296719" calcext:value-type="float">
            <text:p>1,01949574296719</text:p>
          </table:table-cell>
          <table:table-cell table:style-name="ce40" table:formula="of:=30+10*LOG([.H96])" office:value-type="float" office:value="30.0838541666667" calcext:value-type="float">
            <text:p>30,0838541666667</text:p>
          </table:table-cell>
          <table:table-cell table:style-name="ce38" table:formula="of:=100*([.B96]-[.H96])/[.B96]" office:value-type="float" office:value="19.0185746179951" calcext:value-type="float">
            <text:p>19,0185746179951</text:p>
          </table:table-cell>
          <table:table-cell table:formula="of:=[.$E$87]*(EXP([.$F$87]*[.C96]))" office:value-type="float" office:value="32.8157019570712" calcext:value-type="float">
            <text:p>32,8157019570712</text:p>
          </table:table-cell>
          <table:table-cell/>
          <table:table-cell table:formula="of:=100*([.D96]-[.K96])/[.D96]" office:value-type="float" office:value="-5.85710308732635" calcext:value-type="float">
            <text:p>-5,85710308732635</text:p>
          </table:table-cell>
          <table:table-cell table:number-columns-repeated="5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0625" calcext:value-type="float">
            <text:p>0,000789062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1.14296875" calcext:value-type="float">
            <text:p>1,14296875</text:p>
          </table:table-cell>
          <table:table-cell table:style-name="ce40" table:formula="of:=10^(([.E97]-30)/10)" office:value-type="float" office:value="0.00130105865172962" calcext:value-type="float">
            <text:p>0,00130105865173</text:p>
          </table:table-cell>
          <table:table-cell table:style-name="ce38" table:formula="of:=100*([.B97]-[.F97])/[.A97]" office:value-type="float" office:value="4.94872541815433" calcext:value-type="float">
            <text:p>4,94872541815433</text:p>
          </table:table-cell>
          <table:table-cell table:style-name="ce32" table:formula="of:=[.$F$81]*(EXP([.$E$81]*[.C97]))" office:value-type="float" office:value="1.0372547126335" calcext:value-type="float">
            <text:p>1,0372547126335</text:p>
          </table:table-cell>
          <table:table-cell table:style-name="ce40" table:formula="of:=30+10*LOG([.H97])" office:value-type="float" office:value="30.1588541666667" calcext:value-type="float">
            <text:p>30,1588541666667</text:p>
          </table:table-cell>
          <table:table-cell table:style-name="ce38" table:formula="of:=100*([.B97]-[.H97])/[.B97]" office:value-type="float" office:value="34.5536520967198" calcext:value-type="float">
            <text:p>34,5536520967198</text:p>
          </table:table-cell>
          <table:table-cell table:formula="of:=[.$E$87]*(EXP([.$F$87]*[.C97]))" office:value-type="float" office:value="32.8776617194378" calcext:value-type="float">
            <text:p>32,8776617194378</text:p>
          </table:table-cell>
          <table:table-cell/>
          <table:table-cell table:formula="of:=100*([.D97]-[.K97])/[.D97]" office:value-type="float" office:value="-2.74269287324325" calcext:value-type="float">
            <text:p>-2,74269287324325</text:p>
          </table:table-cell>
          <table:table-cell table:number-columns-repeated="5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" calcext:value-type="float">
            <text:p>0,00125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1.28125" calcext:value-type="float">
            <text:p>1,28125</text:p>
          </table:table-cell>
          <table:table-cell table:style-name="ce40" table:formula="of:=10^(([.E98]-30)/10)" office:value-type="float" office:value="0.00134315149558484" calcext:value-type="float">
            <text:p>0,001343151495585</text:p>
          </table:table-cell>
          <table:table-cell table:style-name="ce38" table:formula="of:=100*([.B98]-[.F98])/[.A98]" office:value-type="float" office:value="6.04217928325241" calcext:value-type="float">
            <text:p>6,04217928325241</text:p>
          </table:table-cell>
          <table:table-cell table:style-name="ce32" table:formula="of:=[.$F$81]*(EXP([.$E$81]*[.C98]))" office:value-type="float" office:value="1.07460782832132" calcext:value-type="float">
            <text:p>1,07460782832132</text:p>
          </table:table-cell>
          <table:table-cell table:style-name="ce40" table:formula="of:=30+10*LOG([.H98])" office:value-type="float" office:value="30.3125" calcext:value-type="float">
            <text:p>30,3125</text:p>
          </table:table-cell>
          <table:table-cell table:style-name="ce38" table:formula="of:=100*([.B98]-[.H98])/[.B98]" office:value-type="float" office:value="46.1420275289428" calcext:value-type="float">
            <text:p>46,1420275289428</text:p>
          </table:table-cell>
          <table:table-cell table:formula="of:=[.$E$87]*(EXP([.$F$87]*[.C98]))" office:value-type="float" office:value="33.0049587347134" calcext:value-type="float">
            <text:p>33,0049587347134</text:p>
          </table:table-cell>
          <table:table-cell/>
          <table:table-cell table:formula="of:=100*([.D98]-[.K98])/[.D98]" office:value-type="float" office:value="-0.0150264688284139" calcext:value-type="float">
            <text:p>-0,015026468828414</text:p>
          </table:table-cell>
          <table:table-cell table:number-columns-repeated="5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25" calcext:value-type="float">
            <text:p>0,00190625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1.478125" calcext:value-type="float">
            <text:p>1,478125</text:p>
          </table:table-cell>
          <table:table-cell table:style-name="ce40" table:formula="of:=10^(([.E99]-30)/10)" office:value-type="float" office:value="0.00140544061563811" calcext:value-type="float">
            <text:p>0,001405440615638</text:p>
          </table:table-cell>
          <table:table-cell table:style-name="ce38" table:formula="of:=100*([.B99]-[.F99])/[.A99]" office:value-type="float" office:value="7.3837676202763" calcext:value-type="float">
            <text:p>7,3837676202763</text:p>
          </table:table-cell>
          <table:table-cell table:style-name="ce32" table:formula="of:=[.$F$81]*(EXP([.$E$81]*[.C99]))" office:value-type="float" office:value="1.13012114287856" calcext:value-type="float">
            <text:p>1,13012114287856</text:p>
          </table:table-cell>
          <table:table-cell table:style-name="ce40" table:formula="of:=30+10*LOG([.H99])" office:value-type="float" office:value="30.53125" calcext:value-type="float">
            <text:p>30,53125</text:p>
          </table:table-cell>
          <table:table-cell table:style-name="ce38" table:formula="of:=100*([.B99]-[.H99])/[.B99]" office:value-type="float" office:value="55.0090669425932" calcext:value-type="float">
            <text:p>55,0090669425932</text:p>
          </table:table-cell>
          <table:table-cell table:formula="of:=[.$E$87]*(EXP([.$F$87]*[.C99]))" office:value-type="float" office:value="33.1870460154472" calcext:value-type="float">
            <text:p>33,1870460154472</text:p>
          </table:table-cell>
          <table:table-cell/>
          <table:table-cell table:formula="of:=100*([.D99]-[.K99])/[.D99]" office:value-type="float" office:value="2.39104113103773" calcext:value-type="float">
            <text:p>2,39104113103773</text:p>
          </table:table-cell>
          <table:table-cell table:number-columns-repeated="5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28125" calcext:value-type="float">
            <text:p>0,0041328125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2.14609375" calcext:value-type="float">
            <text:p>2,14609375</text:p>
          </table:table-cell>
          <table:table-cell table:style-name="ce40" table:formula="of:=10^(([.E100]-30)/10)" office:value-type="float" office:value="0.00163911481257854" calcext:value-type="float">
            <text:p>0,001639114812579</text:p>
          </table:table-cell>
          <table:table-cell table:style-name="ce38" table:formula="of:=100*([.B100]-[.F100])/[.A100]" office:value-type="float" office:value="9.03039584387372" calcext:value-type="float">
            <text:p>9,03039584387372</text:p>
          </table:table-cell>
          <table:table-cell table:style-name="ce32" table:formula="of:=[.$F$81]*(EXP([.$E$81]*[.C100]))" office:value-type="float" office:value="1.34073747953841" calcext:value-type="float">
            <text:p>1,34073747953841</text:p>
          </table:table-cell>
          <table:table-cell table:style-name="ce40" table:formula="of:=30+10*LOG([.H100])" office:value-type="float" office:value="31.2734375" calcext:value-type="float">
            <text:p>31,2734375</text:p>
          </table:table-cell>
          <table:table-cell table:style-name="ce38" table:formula="of:=100*([.B100]-[.H100])/[.B100]" office:value-type="float" office:value="57.6021582030522" calcext:value-type="float">
            <text:p>57,6021582030522</text:p>
          </table:table-cell>
          <table:table-cell table:formula="of:=[.$E$87]*(EXP([.$F$87]*[.C100]))" office:value-type="float" office:value="33.8123613741859" calcext:value-type="float">
            <text:p>33,8123613741859</text:p>
          </table:table-cell>
          <table:table-cell/>
          <table:table-cell table:formula="of:=100*([.D100]-[.K100])/[.D100]" office:value-type="float" office:value="3.39325321661162" calcext:value-type="float">
            <text:p>3,39325321661162</text:p>
          </table:table-cell>
          <table:table-cell table:number-columns-repeated="5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8125" calcext:value-type="float">
            <text:p>0,005078125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2.4296875" calcext:value-type="float">
            <text:p>2,4296875</text:p>
          </table:table-cell>
          <table:table-cell table:style-name="ce40" table:formula="of:=10^(([.E101]-30)/10)" office:value-type="float" office:value="0.00174972078156395" calcext:value-type="float">
            <text:p>0,001749720781564</text:p>
          </table:table-cell>
          <table:table-cell table:style-name="ce38" table:formula="of:=100*([.B101]-[.F101])/[.A101]" office:value-type="float" office:value="11.0536721798706" calcext:value-type="float">
            <text:p>11,0536721798706</text:p>
          </table:table-cell>
          <table:table-cell table:style-name="ce32" table:formula="of:=[.$F$81]*(EXP([.$E$81]*[.C101]))" office:value-type="float" office:value="1.44163117962919" calcext:value-type="float">
            <text:p>1,44163117962919</text:p>
          </table:table-cell>
          <table:table-cell table:style-name="ce40" table:formula="of:=30+10*LOG([.H101])" office:value-type="float" office:value="31.5885416666667" calcext:value-type="float">
            <text:p>31,5885416666667</text:p>
          </table:table-cell>
          <table:table-cell table:style-name="ce38" table:formula="of:=100*([.B101]-[.H101])/[.B101]" office:value-type="float" office:value="63.787862006483" calcext:value-type="float">
            <text:p>63,787862006483</text:p>
          </table:table-cell>
          <table:table-cell table:formula="of:=[.$E$87]*(EXP([.$F$87]*[.C101]))" office:value-type="float" office:value="34.0813964025306" calcext:value-type="float">
            <text:p>34,0813964025306</text:p>
          </table:table-cell>
          <table:table-cell/>
          <table:table-cell table:formula="of:=100*([.D101]-[.K101])/[.D101]" office:value-type="float" office:value="5.329454437415" calcext:value-type="float">
            <text:p>5,329454437415</text:p>
          </table:table-cell>
          <table:table-cell table:number-columns-repeated="5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25" calcext:value-type="float">
            <text:p>0,007812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3.25" calcext:value-type="float">
            <text:p>3,25</text:p>
          </table:table-cell>
          <table:table-cell table:style-name="ce40" table:formula="of:=10^(([.E102]-30)/10)" office:value-type="float" office:value="0.00211348903983665" calcext:value-type="float">
            <text:p>0,002113489039837</text:p>
          </table:table-cell>
          <table:table-cell table:style-name="ce38" table:formula="of:=100*([.B102]-[.F102])/[.A102]" office:value-type="float" office:value="13.5398887763051" calcext:value-type="float">
            <text:p>13,5398887763051</text:p>
          </table:table-cell>
          <table:table-cell table:style-name="ce32" table:formula="of:=[.$F$81]*(EXP([.$E$81]*[.C102]))" office:value-type="float" office:value="1.77827941003892" calcext:value-type="float">
            <text:p>1,77827941003892</text:p>
          </table:table-cell>
          <table:table-cell table:style-name="ce40" table:formula="of:=30+10*LOG([.H102])" office:value-type="float" office:value="32.5" calcext:value-type="float">
            <text:p>32,5</text:p>
          </table:table-cell>
          <table:table-cell table:style-name="ce38" table:formula="of:=100*([.B102]-[.H102])/[.B102]" office:value-type="float" office:value="64.5186610766424" calcext:value-type="float">
            <text:p>64,5186610766424</text:p>
          </table:table-cell>
          <table:table-cell table:formula="of:=[.$E$87]*(EXP([.$F$87]*[.C102]))" office:value-type="float" office:value="34.8717086985067" calcext:value-type="float">
            <text:p>34,8717086985067</text:p>
          </table:table-cell>
          <table:table-cell/>
          <table:table-cell table:formula="of:=100*([.D102]-[.K102])/[.D102]" office:value-type="float" office:value="5.75213865268465" calcext:value-type="float">
            <text:p>5,75213865268465</text:p>
          </table:table-cell>
          <table:table-cell table:number-columns-repeated="5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6875" calcext:value-type="float">
            <text:p>0,01296875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4.796875" calcext:value-type="float">
            <text:p>4,796875</text:p>
          </table:table-cell>
          <table:table-cell table:style-name="ce40" table:formula="of:=10^(([.E103]-30)/10)" office:value-type="float" office:value="0.00301777947208335" calcext:value-type="float">
            <text:p>0,003017779472083</text:p>
          </table:table-cell>
          <table:table-cell table:style-name="ce38" table:formula="of:=100*([.B103]-[.F103])/[.A103]" office:value-type="float" office:value="16.5961991192891" calcext:value-type="float">
            <text:p>16,5961991192891</text:p>
          </table:table-cell>
          <table:table-cell table:style-name="ce32" table:formula="of:=[.$F$81]*(EXP([.$E$81]*[.C103]))" office:value-type="float" office:value="2.64164832038609" calcext:value-type="float">
            <text:p>2,64164832038609</text:p>
          </table:table-cell>
          <table:table-cell table:style-name="ce40" table:formula="of:=30+10*LOG([.H103])" office:value-type="float" office:value="34.21875" calcext:value-type="float">
            <text:p>34,21875</text:p>
          </table:table-cell>
          <table:table-cell table:style-name="ce38" table:formula="of:=100*([.B103]-[.H103])/[.B103]" office:value-type="float" office:value="58.1326956014375" calcext:value-type="float">
            <text:p>58,1326956014375</text:p>
          </table:table-cell>
          <table:table-cell table:formula="of:=[.$E$87]*(EXP([.$F$87]*[.C103]))" office:value-type="float" office:value="36.4122161416507" calcext:value-type="float">
            <text:p>36,4122161416507</text:p>
          </table:table-cell>
          <table:table-cell/>
          <table:table-cell table:formula="of:=100*([.D103]-[.K103])/[.D103]" office:value-type="float" office:value="4.17837857460354" calcext:value-type="float">
            <text:p>4,17837857460354</text:p>
          </table:table-cell>
          <table:table-cell table:number-columns-repeated="5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34375" calcext:value-type="float">
            <text:p>0,020234375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6.9765625" calcext:value-type="float">
            <text:p>6,9765625</text:p>
          </table:table-cell>
          <table:table-cell table:style-name="ce40" table:formula="of:=10^(([.E104]-30)/10)" office:value-type="float" office:value="0.0049848976982333" calcext:value-type="float">
            <text:p>0,004984897698233</text:p>
          </table:table-cell>
          <table:table-cell table:style-name="ce38" table:formula="of:=100*([.B104]-[.F104])/[.A104]" office:value-type="float" office:value="20.3546088449861" calcext:value-type="float">
            <text:p>20,3546088449861</text:p>
          </table:table-cell>
          <table:table-cell table:style-name="ce32" table:formula="of:=[.$F$81]*(EXP([.$E$81]*[.C104]))" office:value-type="float" office:value="4.61383968273321" calcext:value-type="float">
            <text:p>4,61383968273321</text:p>
          </table:table-cell>
          <table:table-cell table:style-name="ce40" table:formula="of:=30+10*LOG([.H104])" office:value-type="float" office:value="36.640625" calcext:value-type="float">
            <text:p>36,640625</text:p>
          </table:table-cell>
          <table:table-cell table:style-name="ce38" table:formula="of:=100*([.B104]-[.H104])/[.B104]" office:value-type="float" office:value="41.9151997746282" calcext:value-type="float">
            <text:p>41,9151997746282</text:p>
          </table:table-cell>
          <table:table-cell table:formula="of:=[.$E$87]*(EXP([.$F$87]*[.C104]))" office:value-type="float" office:value="38.6991317319452" calcext:value-type="float">
            <text:p>38,6991317319452</text:p>
          </table:table-cell>
          <table:table-cell/>
          <table:table-cell table:formula="of:=100*([.D104]-[.K104])/[.D104]" office:value-type="float" office:value="0.771457097576317" calcext:value-type="float">
            <text:p>0,771457097576317</text:p>
          </table:table-cell>
          <table:table-cell table:number-columns-repeated="5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125" calcext:value-type="float">
            <text:p>0,0303125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10" calcext:value-type="float">
            <text:p>10</text:p>
          </table:table-cell>
          <table:table-cell table:style-name="ce23" table:formula="of:=10^(([.E105]-30)/10)" office:value-type="float" office:value="0.01" calcext:value-type="float">
            <text:p>0,01</text:p>
          </table:table-cell>
          <table:table-cell table:style-name="ce27" table:formula="of:=100*([.B105]-[.F105])/[.A105]" office:value-type="float" office:value="24.975" calcext:value-type="float">
            <text:p>24,975</text:p>
          </table:table-cell>
          <table:table-cell table:style-name="ce15" table:formula="of:=[.$F$81]*(EXP([.$E$81]*[.C105])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formula="of:=[.$E$87]*(EXP([.$F$87]*[.C105]))" office:value-type="float" office:value="42.1110073614293" calcext:value-type="float">
            <text:p>42,1110073614293</text:p>
          </table:table-cell>
          <table:table-cell/>
          <table:table-cell table:formula="of:=100*([.D105]-[.K105])/[.D105]" office:value-type="float" office:value="-5.27751840357315" calcext:value-type="float">
            <text:p>-5,27751840357315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office:annotation office:display="true" draw:style-name="gr2" draw:text-style-name="P2" svg:width="28.99mm" svg:height="13.86mm" svg:x="433.42mm" svg:y="494.63mm" draw:caption-point-x="-69.18mm" draw:caption-point-y="18.3mm">
              <dc:date>2019-07-07T00:00:00</dc:date>
              <text:p text:style-name="P1">Attention, x=[1;10] et non pas Vout !!!</text:p>
            </office:annotation>
            <text:p>1</text:p>
          </table:table-cell>
          <table:table-cell table:formula="of:=[.$E$89]*EXP([.$F$89]*[.I111])" office:value-type="float" office:value="30.2033176019003" calcext:value-type="float">
            <text:p>30,2033176019003</text:p>
          </table:table-cell>
          <table:table-cell table:formula="of:=100*([.H95]-[.J111])/[.D95]" office:value-type="float" office:value="-97.3443920063345" calcext:value-type="float">
            <text:p>-97,344392006334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31.0920379741398" calcext:value-type="float">
            <text:p>31,0920379741398</text:p>
          </table:table-cell>
          <table:table-cell table:formula="of:=100*([.H96]-[.J112])/[.D96]" office:value-type="float" office:value="-97.0082007457182" calcext:value-type="float">
            <text:p>-97,008200745718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32.0069085829343" calcext:value-type="float">
            <text:p>32,0069085829343</text:p>
          </table:table-cell>
          <table:table-cell table:formula="of:=100*([.H97]-[.J113])/[.D97]" office:value-type="float" office:value="-96.7801683446899" calcext:value-type="float">
            <text:p>-96,780168344689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32.9486988883897" calcext:value-type="float">
            <text:p>32,9486988883897</text:p>
          </table:table-cell>
          <table:table-cell table:formula="of:=100*([.H98]-[.J114])/[.D98]" office:value-type="float" office:value="-96.5881547274799" calcext:value-type="float">
            <text:p>-96,588154727479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33.9182009916638" calcext:value-type="float">
            <text:p>33,9182009916638</text:p>
          </table:table-cell>
          <table:table-cell table:formula="of:=100*([.H99]-[.J115])/[.D99]" office:value-type="float" office:value="-96.4355289670153" calcext:value-type="float">
            <text:p>-96,435528967015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34.9162303011694" calcext:value-type="float">
            <text:p>34,9162303011694</text:p>
          </table:table-cell>
          <table:table-cell table:formula="of:=100*([.H100]-[.J116])/[.D100]" office:value-type="float" office:value="-95.9299794903744" calcext:value-type="float">
            <text:p>-95,929979490374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35.9436262183816" calcext:value-type="float">
            <text:p>35,9436262183816</text:p>
          </table:table-cell>
          <table:table-cell table:formula="of:=100*([.H101]-[.J117])/[.D101]" office:value-type="float" office:value="-95.8388751076457" calcext:value-type="float">
            <text:p>-95,838875107645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37.0012528438232" calcext:value-type="float">
            <text:p>37,0012528438232</text:p>
          </table:table-cell>
          <table:table-cell table:formula="of:=100*([.H102]-[.J118])/[.D102]" office:value-type="float" office:value="-95.1972254967142" calcext:value-type="float">
            <text:p>-95,197225496714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38.0899997038245" calcext:value-type="float">
            <text:p>38,0899997038245</text:p>
          </table:table-cell>
          <table:table-cell table:formula="of:=100*([.H103]-[.J119])/[.D103]" office:value-type="float" office:value="-93.2851352195747" calcext:value-type="float">
            <text:p>-93,285135219574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39.2107824986673" calcext:value-type="float">
            <text:p>39,2107824986673</text:p>
          </table:table-cell>
          <table:table-cell table:formula="of:=100*([.H104]-[.J120])/[.D104]" office:value-type="float" office:value="-88.7101097844465" calcext:value-type="float">
            <text:p>-88,710109784446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40.3645438727432" calcext:value-type="float">
            <text:p>40,3645438727432</text:p>
          </table:table-cell>
          <table:table-cell table:formula="of:=100*([.H105]-[.J121])/[.D105]" office:value-type="float" office:value="-75.911359681858" calcext:value-type="float">
            <text:p>-75,911359681858</text:p>
          </table:table-cell>
          <table:table-cell table:number-columns-repeated="7"/>
        </table:table-row>
      </table:table>
      <table:table table:name="Validation calibration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Calibration.B4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THEORIQUE Qucs</text:p>
          </table:table-cell>
          <table:table-cell table:style-name="ce41" office:value-type="string" calcext:value-type="string">
            <text:p>interpolation exp sur 2 poi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in 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  <table:table-cell/>
          <table:table-cell table:formula="of:=0.00003125" office:value-type="float" office:value="0.00003125" calcext:value-type="float">
            <text:p>3,125E-05</text:p>
          </table:table-cell>
          <table:table-cell table:formula="of:=[Calibration.$F$81]*EXP([Calibration.$E$81]*[.E6])" office:value-type="float" office:value="0.978644590807736" calcext:value-type="float">
            <text:p>0,978644590807736</text:p>
          </table:table-cell>
          <table:table-cell table:formula="of:=100*([.A6]-[.F6])/100" office:value-type="float" office:value="0.0213554091922639" calcext:value-type="float">
            <text:p>0,021355409192264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  <table:table-cell table:number-columns-repeated="2"/>
          <table:table-cell table:formula="of:=[Calibration.$F$81]*EXP([Calibration.$E$81]*[.E7])" office:value-type="float" office:value="0.976300098962807" calcext:value-type="float">
            <text:p>0,976300098962807</text:p>
          </table:table-cell>
          <table:table-cell table:formula="of:=100*([.A7]-[.F7])/100" office:value-type="float" office:value="0.123699901037193" calcext:value-type="float">
            <text:p>0,123699901037193</text:p>
          </table:table-cell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  <table:table-cell table:number-columns-repeated="2"/>
          <table:table-cell table:formula="of:=[Calibration.$F$81]*EXP([Calibration.$E$81]*[.E8])" office:value-type="float" office:value="0.976300098962807" calcext:value-type="float">
            <text:p>0,976300098962807</text:p>
          </table:table-cell>
          <table:table-cell table:formula="of:=100*([.A8]-[.F8])/100" office:value-type="float" office:value="0.223699901037193" calcext:value-type="float">
            <text:p>0,223699901037193</text:p>
          </table:table-cell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  <table:table-cell table:number-columns-repeated="2"/>
          <table:table-cell table:formula="of:=[Calibration.$F$81]*EXP([Calibration.$E$81]*[.E9])" office:value-type="float" office:value="0.976300098962807" calcext:value-type="float">
            <text:p>0,976300098962807</text:p>
          </table:table-cell>
          <table:table-cell table:formula="of:=100*([.A9]-[.F9])/100" office:value-type="float" office:value="0.323699901037193" calcext:value-type="float">
            <text:p>0,323699901037193</text:p>
          </table:table-cell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  <table:table-cell table:number-columns-repeated="2"/>
          <table:table-cell table:formula="of:=[Calibration.$F$81]*EXP([Calibration.$E$81]*[.E10])" office:value-type="float" office:value="0.976300098962807" calcext:value-type="float">
            <text:p>0,976300098962807</text:p>
          </table:table-cell>
          <table:table-cell table:formula="of:=100*([.A10]-[.F10])/100" office:value-type="float" office:value="0.423699901037193" calcext:value-type="float">
            <text:p>0,423699901037193</text:p>
          </table:table-cell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  <table:table-cell table:number-columns-repeated="2"/>
          <table:table-cell table:formula="of:=[Calibration.$F$81]*EXP([Calibration.$E$81]*[.E11])" office:value-type="float" office:value="0.976300098962807" calcext:value-type="float">
            <text:p>0,976300098962807</text:p>
          </table:table-cell>
          <table:table-cell table:formula="of:=100*([.A11]-[.F11])/100" office:value-type="float" office:value="0.523699901037193" calcext:value-type="float">
            <text:p>0,523699901037193</text:p>
          </table:table-cell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  <table:table-cell table:number-columns-repeated="2"/>
          <table:table-cell table:formula="of:=[Calibration.$F$81]*EXP([Calibration.$E$81]*[.E12])" office:value-type="float" office:value="0.976300098962807" calcext:value-type="float">
            <text:p>0,976300098962807</text:p>
          </table:table-cell>
          <table:table-cell table:formula="of:=100*([.A12]-[.F12])/100" office:value-type="float" office:value="0.623699901037193" calcext:value-type="float">
            <text:p>0,623699901037193</text:p>
          </table:table-cell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  <table:table-cell table:number-columns-repeated="2"/>
          <table:table-cell table:formula="of:=[Calibration.$F$81]*EXP([Calibration.$E$81]*[.E13])" office:value-type="float" office:value="0.976300098962807" calcext:value-type="float">
            <text:p>0,976300098962807</text:p>
          </table:table-cell>
          <table:table-cell table:formula="of:=100*([.A13]-[.F13])/100" office:value-type="float" office:value="0.723699901037193" calcext:value-type="float">
            <text:p>0,723699901037193</text:p>
          </table:table-cell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  <table:table-cell table:number-columns-repeated="2"/>
          <table:table-cell table:formula="of:=[Calibration.$F$81]*EXP([Calibration.$E$81]*[.E14])" office:value-type="float" office:value="0.976300098962807" calcext:value-type="float">
            <text:p>0,976300098962807</text:p>
          </table:table-cell>
          <table:table-cell table:formula="of:=100*([.A14]-[.F14])/100" office:value-type="float" office:value="0.823699901037193" calcext:value-type="float">
            <text:p>0,823699901037193</text:p>
          </table:table-cell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  <table:table-cell table:number-columns-repeated="2"/>
          <table:table-cell table:formula="of:=[Calibration.$F$81]*EXP([Calibration.$E$81]*[.E15])" office:value-type="float" office:value="0.976300098962807" calcext:value-type="float">
            <text:p>0,976300098962807</text:p>
          </table:table-cell>
          <table:table-cell table:formula="of:=100*([.A15]-[.F15])/100" office:value-type="float" office:value="0.923699901037193" calcext:value-type="float">
            <text:p>0,923699901037193</text:p>
          </table:table-cell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  <table:table-cell table:number-columns-repeated="2"/>
          <table:table-cell table:formula="of:=[Calibration.$F$81]*EXP([Calibration.$E$81]*[.E16])" office:value-type="float" office:value="0.976300098962807" calcext:value-type="float">
            <text:p>0,976300098962807</text:p>
          </table:table-cell>
          <table:table-cell table:formula="of:=100*([.A16]-[.F16])/100" office:value-type="float" office:value="1.02369990103719" calcext:value-type="float">
            <text:p>1,02369990103719</text:p>
          </table:table-cell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  <table:table-cell table:number-columns-repeated="2"/>
          <table:table-cell table:formula="of:=[Calibration.$F$81]*EXP([Calibration.$E$81]*[.E17])" office:value-type="float" office:value="0.976300098962807" calcext:value-type="float">
            <text:p>0,976300098962807</text:p>
          </table:table-cell>
          <table:table-cell table:formula="of:=100*([.A17]-[.F17])/100" office:value-type="float" office:value="1.12369990103719" calcext:value-type="float">
            <text:p>1,12369990103719</text:p>
          </table:table-cell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  <table:table-cell table:number-columns-repeated="2"/>
          <table:table-cell table:formula="of:=[Calibration.$F$81]*EXP([Calibration.$E$81]*[.E18])" office:value-type="float" office:value="0.976300098962807" calcext:value-type="float">
            <text:p>0,976300098962807</text:p>
          </table:table-cell>
          <table:table-cell table:formula="of:=100*([.A18]-[.F18])/100" office:value-type="float" office:value="1.22369990103719" calcext:value-type="float">
            <text:p>1,22369990103719</text:p>
          </table:table-cell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  <table:table-cell table:number-columns-repeated="2"/>
          <table:table-cell table:formula="of:=[Calibration.$F$81]*EXP([Calibration.$E$81]*[.E19])" office:value-type="float" office:value="0.976300098962807" calcext:value-type="float">
            <text:p>0,976300098962807</text:p>
          </table:table-cell>
          <table:table-cell table:formula="of:=100*([.A19]-[.F19])/100" office:value-type="float" office:value="1.32369990103719" calcext:value-type="float">
            <text:p>1,32369990103719</text:p>
          </table:table-cell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  <table:table-cell table:number-columns-repeated="2"/>
          <table:table-cell table:formula="of:=[Calibration.$F$81]*EXP([Calibration.$E$81]*[.E20])" office:value-type="float" office:value="0.976300098962807" calcext:value-type="float">
            <text:p>0,976300098962807</text:p>
          </table:table-cell>
          <table:table-cell table:formula="of:=100*([.A20]-[.F20])/100" office:value-type="float" office:value="1.42369990103719" calcext:value-type="float">
            <text:p>1,42369990103719</text:p>
          </table:table-cell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  <table:table-cell table:number-columns-repeated="2"/>
          <table:table-cell table:formula="of:=[Calibration.$F$81]*EXP([Calibration.$E$81]*[.E21])" office:value-type="float" office:value="0.976300098962807" calcext:value-type="float">
            <text:p>0,976300098962807</text:p>
          </table:table-cell>
          <table:table-cell table:formula="of:=100*([.A21]-[.F21])/100" office:value-type="float" office:value="1.52369990103719" calcext:value-type="float">
            <text:p>1,52369990103719</text:p>
          </table:table-cell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  <table:table-cell table:number-columns-repeated="2"/>
          <table:table-cell table:formula="of:=[Calibration.$F$81]*EXP([Calibration.$E$81]*[.E22])" office:value-type="float" office:value="0.976300098962807" calcext:value-type="float">
            <text:p>0,976300098962807</text:p>
          </table:table-cell>
          <table:table-cell table:formula="of:=100*([.A22]-[.F22])/100" office:value-type="float" office:value="1.62369990103719" calcext:value-type="float">
            <text:p>1,62369990103719</text:p>
          </table:table-cell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  <table:table-cell table:number-columns-repeated="2"/>
          <table:table-cell table:formula="of:=[Calibration.$F$81]*EXP([Calibration.$E$81]*[.E23])" office:value-type="float" office:value="0.976300098962807" calcext:value-type="float">
            <text:p>0,976300098962807</text:p>
          </table:table-cell>
          <table:table-cell table:formula="of:=100*([.A23]-[.F23])/100" office:value-type="float" office:value="1.72369990103719" calcext:value-type="float">
            <text:p>1,72369990103719</text:p>
          </table:table-cell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  <table:table-cell table:number-columns-repeated="2"/>
          <table:table-cell table:formula="of:=[Calibration.$F$81]*EXP([Calibration.$E$81]*[.E24])" office:value-type="float" office:value="0.976300098962807" calcext:value-type="float">
            <text:p>0,976300098962807</text:p>
          </table:table-cell>
          <table:table-cell table:formula="of:=100*([.A24]-[.F24])/100" office:value-type="float" office:value="1.82369990103719" calcext:value-type="float">
            <text:p>1,82369990103719</text:p>
          </table:table-cell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  <table:table-cell table:number-columns-repeated="2"/>
          <table:table-cell table:formula="of:=[Calibration.$F$81]*EXP([Calibration.$E$81]*[.E25])" office:value-type="float" office:value="0.976300098962807" calcext:value-type="float">
            <text:p>0,976300098962807</text:p>
          </table:table-cell>
          <table:table-cell table:formula="of:=100*([.A25]-[.F25])/100" office:value-type="float" office:value="1.92369990103719" calcext:value-type="float">
            <text:p>1,92369990103719</text:p>
          </table:table-cell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  <table:table-cell table:number-columns-repeated="2"/>
          <table:table-cell table:formula="of:=[Calibration.$F$81]*EXP([Calibration.$E$81]*[.E26])" office:value-type="float" office:value="0.976300098962807" calcext:value-type="float">
            <text:p>0,976300098962807</text:p>
          </table:table-cell>
          <table:table-cell table:formula="of:=100*([.A26]-[.F26])/100" office:value-type="float" office:value="2.02369990103719" calcext:value-type="float">
            <text:p>2,02369990103719</text:p>
          </table:table-cell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  <table:table-cell table:number-columns-repeated="2"/>
          <table:table-cell table:formula="of:=[Calibration.$F$81]*EXP([Calibration.$E$81]*[.E27])" office:value-type="float" office:value="0.976300098962807" calcext:value-type="float">
            <text:p>0,976300098962807</text:p>
          </table:table-cell>
          <table:table-cell table:formula="of:=100*([.A27]-[.F27])/100" office:value-type="float" office:value="2.12369990103719" calcext:value-type="float">
            <text:p>2,12369990103719</text:p>
          </table:table-cell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  <table:table-cell table:number-columns-repeated="2"/>
          <table:table-cell table:formula="of:=[Calibration.$F$81]*EXP([Calibration.$E$81]*[.E28])" office:value-type="float" office:value="0.976300098962807" calcext:value-type="float">
            <text:p>0,976300098962807</text:p>
          </table:table-cell>
          <table:table-cell table:formula="of:=100*([.A28]-[.F28])/100" office:value-type="float" office:value="2.22369990103719" calcext:value-type="float">
            <text:p>2,22369990103719</text:p>
          </table:table-cell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  <table:table-cell table:number-columns-repeated="2"/>
          <table:table-cell table:formula="of:=[Calibration.$F$81]*EXP([Calibration.$E$81]*[.E29])" office:value-type="float" office:value="0.976300098962807" calcext:value-type="float">
            <text:p>0,976300098962807</text:p>
          </table:table-cell>
          <table:table-cell table:formula="of:=100*([.A29]-[.F29])/100" office:value-type="float" office:value="2.32369990103719" calcext:value-type="float">
            <text:p>2,32369990103719</text:p>
          </table:table-cell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  <table:table-cell table:number-columns-repeated="2"/>
          <table:table-cell table:formula="of:=[Calibration.$F$81]*EXP([Calibration.$E$81]*[.E30])" office:value-type="float" office:value="0.976300098962807" calcext:value-type="float">
            <text:p>0,976300098962807</text:p>
          </table:table-cell>
          <table:table-cell table:formula="of:=100*([.A30]-[.F30])/100" office:value-type="float" office:value="2.42369990103719" calcext:value-type="float">
            <text:p>2,42369990103719</text:p>
          </table:table-cell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  <table:table-cell table:number-columns-repeated="2"/>
          <table:table-cell table:formula="of:=[Calibration.$F$81]*EXP([Calibration.$E$81]*[.E31])" office:value-type="float" office:value="0.976300098962807" calcext:value-type="float">
            <text:p>0,976300098962807</text:p>
          </table:table-cell>
          <table:table-cell table:formula="of:=100*([.A31]-[.F31])/100" office:value-type="float" office:value="2.52369990103719" calcext:value-type="float">
            <text:p>2,52369990103719</text:p>
          </table:table-cell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  <table:table-cell table:number-columns-repeated="2"/>
          <table:table-cell table:formula="of:=[Calibration.$F$81]*EXP([Calibration.$E$81]*[.E32])" office:value-type="float" office:value="0.976300098962807" calcext:value-type="float">
            <text:p>0,976300098962807</text:p>
          </table:table-cell>
          <table:table-cell table:formula="of:=100*([.A32]-[.F32])/100" office:value-type="float" office:value="2.62369990103719" calcext:value-type="float">
            <text:p>2,62369990103719</text:p>
          </table:table-cell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  <table:table-cell table:number-columns-repeated="2"/>
          <table:table-cell table:formula="of:=[Calibration.$F$81]*EXP([Calibration.$E$81]*[.E33])" office:value-type="float" office:value="0.976300098962807" calcext:value-type="float">
            <text:p>0,976300098962807</text:p>
          </table:table-cell>
          <table:table-cell table:formula="of:=100*([.A33]-[.F33])/100" office:value-type="float" office:value="2.72369990103719" calcext:value-type="float">
            <text:p>2,72369990103719</text:p>
          </table:table-cell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  <table:table-cell table:number-columns-repeated="2"/>
          <table:table-cell table:formula="of:=[Calibration.$F$81]*EXP([Calibration.$E$81]*[.E34])" office:value-type="float" office:value="0.976300098962807" calcext:value-type="float">
            <text:p>0,976300098962807</text:p>
          </table:table-cell>
          <table:table-cell table:formula="of:=100*([.A34]-[.F34])/100" office:value-type="float" office:value="2.82369990103719" calcext:value-type="float">
            <text:p>2,82369990103719</text:p>
          </table:table-cell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  <table:table-cell table:number-columns-repeated="2"/>
          <table:table-cell table:formula="of:=[Calibration.$F$81]*EXP([Calibration.$E$81]*[.E35])" office:value-type="float" office:value="0.976300098962807" calcext:value-type="float">
            <text:p>0,976300098962807</text:p>
          </table:table-cell>
          <table:table-cell table:formula="of:=100*([.A35]-[.F35])/100" office:value-type="float" office:value="2.92369990103719" calcext:value-type="float">
            <text:p>2,92369990103719</text:p>
          </table:table-cell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  <table:table-cell table:number-columns-repeated="2"/>
          <table:table-cell table:formula="of:=[Calibration.$F$81]*EXP([Calibration.$E$81]*[.E36])" office:value-type="float" office:value="0.976300098962807" calcext:value-type="float">
            <text:p>0,976300098962807</text:p>
          </table:table-cell>
          <table:table-cell table:formula="of:=100*([.A36]-[.F36])/100" office:value-type="float" office:value="3.0236999010372" calcext:value-type="float">
            <text:p>3,0236999010372</text:p>
          </table:table-cell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  <table:table-cell table:number-columns-repeated="2"/>
          <table:table-cell table:formula="of:=[Calibration.$F$81]*EXP([Calibration.$E$81]*[.E37])" office:value-type="float" office:value="0.976300098962807" calcext:value-type="float">
            <text:p>0,976300098962807</text:p>
          </table:table-cell>
          <table:table-cell table:formula="of:=100*([.A37]-[.F37])/100" office:value-type="float" office:value="3.12369990103719" calcext:value-type="float">
            <text:p>3,12369990103719</text:p>
          </table:table-cell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  <table:table-cell table:number-columns-repeated="2"/>
          <table:table-cell table:formula="of:=[Calibration.$F$81]*EXP([Calibration.$E$81]*[.E38])" office:value-type="float" office:value="0.976300098962807" calcext:value-type="float">
            <text:p>0,976300098962807</text:p>
          </table:table-cell>
          <table:table-cell table:formula="of:=100*([.A38]-[.F38])/100" office:value-type="float" office:value="3.22369990103719" calcext:value-type="float">
            <text:p>3,22369990103719</text:p>
          </table:table-cell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  <table:table-cell table:number-columns-repeated="2"/>
          <table:table-cell table:formula="of:=[Calibration.$F$81]*EXP([Calibration.$E$81]*[.E39])" office:value-type="float" office:value="0.976300098962807" calcext:value-type="float">
            <text:p>0,976300098962807</text:p>
          </table:table-cell>
          <table:table-cell table:formula="of:=100*([.A39]-[.F39])/100" office:value-type="float" office:value="3.32369990103719" calcext:value-type="float">
            <text:p>3,32369990103719</text:p>
          </table:table-cell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  <table:table-cell table:number-columns-repeated="2"/>
          <table:table-cell table:formula="of:=[Calibration.$F$81]*EXP([Calibration.$E$81]*[.E40])" office:value-type="float" office:value="0.976300098962807" calcext:value-type="float">
            <text:p>0,976300098962807</text:p>
          </table:table-cell>
          <table:table-cell table:formula="of:=100*([.A40]-[.F40])/100" office:value-type="float" office:value="3.42369990103719" calcext:value-type="float">
            <text:p>3,42369990103719</text:p>
          </table:table-cell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  <table:table-cell table:number-columns-repeated="2"/>
          <table:table-cell table:formula="of:=[Calibration.$F$81]*EXP([Calibration.$E$81]*[.E41])" office:value-type="float" office:value="0.976300098962807" calcext:value-type="float">
            <text:p>0,976300098962807</text:p>
          </table:table-cell>
          <table:table-cell table:formula="of:=100*([.A41]-[.F41])/100" office:value-type="float" office:value="3.52369990103719" calcext:value-type="float">
            <text:p>3,52369990103719</text:p>
          </table:table-cell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  <table:table-cell table:number-columns-repeated="2"/>
          <table:table-cell table:formula="of:=[Calibration.$F$81]*EXP([Calibration.$E$81]*[.E42])" office:value-type="float" office:value="0.976300098962807" calcext:value-type="float">
            <text:p>0,976300098962807</text:p>
          </table:table-cell>
          <table:table-cell table:formula="of:=100*([.A42]-[.F42])/100" office:value-type="float" office:value="3.62369990103719" calcext:value-type="float">
            <text:p>3,62369990103719</text:p>
          </table:table-cell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  <table:table-cell table:number-columns-repeated="2"/>
          <table:table-cell table:formula="of:=[Calibration.$F$81]*EXP([Calibration.$E$81]*[.E43])" office:value-type="float" office:value="0.976300098962807" calcext:value-type="float">
            <text:p>0,976300098962807</text:p>
          </table:table-cell>
          <table:table-cell table:formula="of:=100*([.A43]-[.F43])/100" office:value-type="float" office:value="3.72369990103719" calcext:value-type="float">
            <text:p>3,72369990103719</text:p>
          </table:table-cell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  <table:table-cell table:number-columns-repeated="2"/>
          <table:table-cell table:formula="of:=[Calibration.$F$81]*EXP([Calibration.$E$81]*[.E44])" office:value-type="float" office:value="0.976300098962807" calcext:value-type="float">
            <text:p>0,976300098962807</text:p>
          </table:table-cell>
          <table:table-cell table:formula="of:=100*([.A44]-[.F44])/100" office:value-type="float" office:value="3.82369990103719" calcext:value-type="float">
            <text:p>3,82369990103719</text:p>
          </table:table-cell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  <table:table-cell table:number-columns-repeated="2"/>
          <table:table-cell table:formula="of:=[Calibration.$F$81]*EXP([Calibration.$E$81]*[.E45])" office:value-type="float" office:value="0.976300098962807" calcext:value-type="float">
            <text:p>0,976300098962807</text:p>
          </table:table-cell>
          <table:table-cell table:formula="of:=100*([.A45]-[.F45])/100" office:value-type="float" office:value="3.92369990103719" calcext:value-type="float">
            <text:p>3,92369990103719</text:p>
          </table:table-cell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  <table:table-cell table:number-columns-repeated="2"/>
          <table:table-cell table:formula="of:=[Calibration.$F$81]*EXP([Calibration.$E$81]*[.E46])" office:value-type="float" office:value="0.976300098962807" calcext:value-type="float">
            <text:p>0,976300098962807</text:p>
          </table:table-cell>
          <table:table-cell table:formula="of:=100*([.A46]-[.F46])/100" office:value-type="float" office:value="4.02369990103719" calcext:value-type="float">
            <text:p>4,02369990103719</text:p>
          </table:table-cell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  <table:table-cell table:number-columns-repeated="2"/>
          <table:table-cell table:formula="of:=[Calibration.$F$81]*EXP([Calibration.$E$81]*[.E47])" office:value-type="float" office:value="0.976300098962807" calcext:value-type="float">
            <text:p>0,976300098962807</text:p>
          </table:table-cell>
          <table:table-cell table:formula="of:=100*([.A47]-[.F47])/100" office:value-type="float" office:value="4.12369990103719" calcext:value-type="float">
            <text:p>4,12369990103719</text:p>
          </table:table-cell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  <table:table-cell table:number-columns-repeated="2"/>
          <table:table-cell table:formula="of:=[Calibration.$F$81]*EXP([Calibration.$E$81]*[.E48])" office:value-type="float" office:value="0.976300098962807" calcext:value-type="float">
            <text:p>0,976300098962807</text:p>
          </table:table-cell>
          <table:table-cell table:formula="of:=100*([.A48]-[.F48])/100" office:value-type="float" office:value="4.22369990103719" calcext:value-type="float">
            <text:p>4,22369990103719</text:p>
          </table:table-cell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  <table:table-cell table:number-columns-repeated="2"/>
          <table:table-cell table:formula="of:=[Calibration.$F$81]*EXP([Calibration.$E$81]*[.E49])" office:value-type="float" office:value="0.976300098962807" calcext:value-type="float">
            <text:p>0,976300098962807</text:p>
          </table:table-cell>
          <table:table-cell table:formula="of:=100*([.A49]-[.F49])/100" office:value-type="float" office:value="4.32369990103719" calcext:value-type="float">
            <text:p>4,32369990103719</text:p>
          </table:table-cell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  <table:table-cell table:number-columns-repeated="2"/>
          <table:table-cell table:formula="of:=[Calibration.$F$81]*EXP([Calibration.$E$81]*[.E50])" office:value-type="float" office:value="0.976300098962807" calcext:value-type="float">
            <text:p>0,976300098962807</text:p>
          </table:table-cell>
          <table:table-cell table:formula="of:=100*([.A50]-[.F50])/100" office:value-type="float" office:value="4.42369990103719" calcext:value-type="float">
            <text:p>4,42369990103719</text:p>
          </table:table-cell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  <table:table-cell table:number-columns-repeated="2"/>
          <table:table-cell table:formula="of:=[Calibration.$F$81]*EXP([Calibration.$E$81]*[.E51])" office:value-type="float" office:value="0.976300098962807" calcext:value-type="float">
            <text:p>0,976300098962807</text:p>
          </table:table-cell>
          <table:table-cell table:formula="of:=100*([.A51]-[.F51])/100" office:value-type="float" office:value="4.52369990103719" calcext:value-type="float">
            <text:p>4,52369990103719</text:p>
          </table:table-cell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  <table:table-cell table:number-columns-repeated="2"/>
          <table:table-cell table:formula="of:=[Calibration.$F$81]*EXP([Calibration.$E$81]*[.E52])" office:value-type="float" office:value="0.976300098962807" calcext:value-type="float">
            <text:p>0,976300098962807</text:p>
          </table:table-cell>
          <table:table-cell table:formula="of:=100*([.A52]-[.F52])/100" office:value-type="float" office:value="4.62369990103719" calcext:value-type="float">
            <text:p>4,62369990103719</text:p>
          </table:table-cell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  <table:table-cell table:number-columns-repeated="2"/>
          <table:table-cell table:formula="of:=[Calibration.$F$81]*EXP([Calibration.$E$81]*[.E53])" office:value-type="float" office:value="0.976300098962807" calcext:value-type="float">
            <text:p>0,976300098962807</text:p>
          </table:table-cell>
          <table:table-cell table:formula="of:=100*([.A53]-[.F53])/100" office:value-type="float" office:value="4.72369990103719" calcext:value-type="float">
            <text:p>4,72369990103719</text:p>
          </table:table-cell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  <table:table-cell table:number-columns-repeated="2"/>
          <table:table-cell table:formula="of:=[Calibration.$F$81]*EXP([Calibration.$E$81]*[.E54])" office:value-type="float" office:value="0.976300098962807" calcext:value-type="float">
            <text:p>0,976300098962807</text:p>
          </table:table-cell>
          <table:table-cell table:formula="of:=100*([.A54]-[.F54])/100" office:value-type="float" office:value="4.82369990103719" calcext:value-type="float">
            <text:p>4,82369990103719</text:p>
          </table:table-cell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  <table:table-cell table:number-columns-repeated="2"/>
          <table:table-cell table:formula="of:=[Calibration.$F$81]*EXP([Calibration.$E$81]*[.E55])" office:value-type="float" office:value="0.976300098962807" calcext:value-type="float">
            <text:p>0,976300098962807</text:p>
          </table:table-cell>
          <table:table-cell table:formula="of:=100*([.A55]-[.F55])/100" office:value-type="float" office:value="4.92369990103719" calcext:value-type="float">
            <text:p>4,92369990103719</text:p>
          </table:table-cell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  <table:table-cell table:number-columns-repeated="2"/>
          <table:table-cell table:formula="of:=[Calibration.$F$81]*EXP([Calibration.$E$81]*[.E56])" office:value-type="float" office:value="0.976300098962807" calcext:value-type="float">
            <text:p>0,976300098962807</text:p>
          </table:table-cell>
          <table:table-cell table:formula="of:=100*([.A56]-[.F56])/100" office:value-type="float" office:value="5.02369990103719" calcext:value-type="float">
            <text:p>5,02369990103719</text:p>
          </table:table-cell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  <table:table-cell table:number-columns-repeated="2"/>
          <table:table-cell table:formula="of:=[Calibration.$F$81]*EXP([Calibration.$E$81]*[.E57])" office:value-type="float" office:value="0.976300098962807" calcext:value-type="float">
            <text:p>0,976300098962807</text:p>
          </table:table-cell>
          <table:table-cell table:formula="of:=100*([.A57]-[.F57])/100" office:value-type="float" office:value="5.12369990103719" calcext:value-type="float">
            <text:p>5,12369990103719</text:p>
          </table:table-cell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  <table:table-cell table:number-columns-repeated="2"/>
          <table:table-cell table:formula="of:=[Calibration.$F$81]*EXP([Calibration.$E$81]*[.E58])" office:value-type="float" office:value="0.976300098962807" calcext:value-type="float">
            <text:p>0,976300098962807</text:p>
          </table:table-cell>
          <table:table-cell table:formula="of:=100*([.A58]-[.F58])/100" office:value-type="float" office:value="5.22369990103719" calcext:value-type="float">
            <text:p>5,2236999010371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  <table:table-cell table:number-columns-repeated="2"/>
          <table:table-cell table:formula="of:=[Calibration.$F$81]*EXP([Calibration.$E$81]*[.E59])" office:value-type="float" office:value="0.976300098962807" calcext:value-type="float">
            <text:p>0,976300098962807</text:p>
          </table:table-cell>
          <table:table-cell table:formula="of:=100*([.A59]-[.F59])/100" office:value-type="float" office:value="5.32369990103719" calcext:value-type="float">
            <text:p>5,32369990103719</text:p>
          </table:table-cell>
        </table:table-row>
        <table:table-row table:style-name="ro1">
          <table:table-cell table:formula="of:=[.A59]+0.1" office:value-type="float" office:value="6.4" calcext:value-type="float">
            <text:p>6,4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2" calcext:value-type="float">
            <text:p>-1,93820026016112</text:p>
          </table:table-cell>
          <table:table-cell table:number-columns-repeated="2"/>
          <table:table-cell table:formula="of:=[Calibration.$F$81]*EXP([Calibration.$E$81]*[.E60])" office:value-type="float" office:value="0.976300098962807" calcext:value-type="float">
            <text:p>0,976300098962807</text:p>
          </table:table-cell>
          <table:table-cell table:formula="of:=100*([.A60]-[.F60])/100" office:value-type="float" office:value="5.42369990103719" calcext:value-type="float">
            <text:p>5,42369990103719</text:p>
          </table:table-cell>
        </table:table-row>
        <table:table-row table:style-name="ro1">
          <table:table-cell table:formula="of:=[.A60]+0.1" office:value-type="float" office:value="6.5" calcext:value-type="float">
            <text:p>6,5</text:p>
          </table:table-cell>
          <table:table-cell table:formula="of:=30+10*LOG([.A61])" office:value-type="float" office:value="38.1291335664286" calcext:value-type="float">
            <text:p>38,1291335664286</text:p>
          </table:table-cell>
          <table:table-cell table:formula="of:=[.B61]-[.$B$1]" office:value-type="float" office:value="-1.87086643357144" calcext:value-type="float">
            <text:p>-1,87086643357144</text:p>
          </table:table-cell>
          <table:table-cell table:number-columns-repeated="2"/>
          <table:table-cell table:formula="of:=[Calibration.$F$81]*EXP([Calibration.$E$81]*[.E61])" office:value-type="float" office:value="0.976300098962807" calcext:value-type="float">
            <text:p>0,976300098962807</text:p>
          </table:table-cell>
          <table:table-cell table:formula="of:=100*([.A61]-[.F61])/100" office:value-type="float" office:value="5.52369990103719" calcext:value-type="float">
            <text:p>5,52369990103719</text:p>
          </table:table-cell>
        </table:table-row>
        <table:table-row table:style-name="ro1">
          <table:table-cell table:formula="of:=[.A61]+0.1" office:value-type="float" office:value="6.6" calcext:value-type="float">
            <text:p>6,6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  <table:table-cell table:number-columns-repeated="2"/>
          <table:table-cell table:formula="of:=[Calibration.$F$81]*EXP([Calibration.$E$81]*[.E62])" office:value-type="float" office:value="0.976300098962807" calcext:value-type="float">
            <text:p>0,976300098962807</text:p>
          </table:table-cell>
          <table:table-cell table:formula="of:=100*([.A62]-[.F62])/100" office:value-type="float" office:value="5.62369990103719" calcext:value-type="float">
            <text:p>5,62369990103719</text:p>
          </table:table-cell>
        </table:table-row>
        <table:table-row table:style-name="ro1">
          <table:table-cell table:formula="of:=[.A62]+0.1" office:value-type="float" office:value="6.7" calcext:value-type="float">
            <text:p>6,7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  <table:table-cell table:number-columns-repeated="2"/>
          <table:table-cell table:formula="of:=[Calibration.$F$81]*EXP([Calibration.$E$81]*[.E63])" office:value-type="float" office:value="0.976300098962807" calcext:value-type="float">
            <text:p>0,976300098962807</text:p>
          </table:table-cell>
          <table:table-cell table:formula="of:=100*([.A63]-[.F63])/100" office:value-type="float" office:value="5.72369990103719" calcext:value-type="float">
            <text:p>5,72369990103719</text:p>
          </table:table-cell>
        </table:table-row>
        <table:table-row table:style-name="ro1">
          <table:table-cell table:formula="of:=[.A63]+0.1" office:value-type="float" office:value="6.8" calcext:value-type="float">
            <text:p>6,8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  <table:table-cell table:number-columns-repeated="2"/>
          <table:table-cell table:formula="of:=[Calibration.$F$81]*EXP([Calibration.$E$81]*[.E64])" office:value-type="float" office:value="0.976300098962807" calcext:value-type="float">
            <text:p>0,976300098962807</text:p>
          </table:table-cell>
          <table:table-cell table:formula="of:=100*([.A64]-[.F64])/100" office:value-type="float" office:value="5.82369990103719" calcext:value-type="float">
            <text:p>5,82369990103719</text:p>
          </table:table-cell>
        </table:table-row>
        <table:table-row table:style-name="ro1">
          <table:table-cell table:formula="of:=[.A64]+0.1" office:value-type="float" office:value="6.9" calcext:value-type="float">
            <text:p>6,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  <table:table-cell table:number-columns-repeated="2"/>
          <table:table-cell table:formula="of:=[Calibration.$F$81]*EXP([Calibration.$E$81]*[.E65])" office:value-type="float" office:value="0.976300098962807" calcext:value-type="float">
            <text:p>0,976300098962807</text:p>
          </table:table-cell>
          <table:table-cell table:formula="of:=100*([.A65]-[.F65])/100" office:value-type="float" office:value="5.92369990103719" calcext:value-type="float">
            <text:p>5,92369990103719</text:p>
          </table:table-cell>
        </table:table-row>
        <table:table-row table:style-name="ro1">
          <table:table-cell table:formula="of:=[.A65]+0.1" office:value-type="float" office:value="7" calcext:value-type="float">
            <text:p>7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3" calcext:value-type="float">
            <text:p>-1,54901959985743</text:p>
          </table:table-cell>
          <table:table-cell table:number-columns-repeated="2"/>
          <table:table-cell table:formula="of:=[Calibration.$F$81]*EXP([Calibration.$E$81]*[.E66])" office:value-type="float" office:value="0.976300098962807" calcext:value-type="float">
            <text:p>0,976300098962807</text:p>
          </table:table-cell>
          <table:table-cell table:formula="of:=100*([.A66]-[.F66])/100" office:value-type="float" office:value="6.02369990103719" calcext:value-type="float">
            <text:p>6,02369990103719</text:p>
          </table:table-cell>
        </table:table-row>
        <table:table-row table:style-name="ro1">
          <table:table-cell table:formula="of:=[.A66]+0.1" office:value-type="float" office:value="7.1" calcext:value-type="float">
            <text:p>7,1</text:p>
          </table:table-cell>
          <table:table-cell table:formula="of:=30+10*LOG([.A67])" office:value-type="float" office:value="38.5125834871908" calcext:value-type="float">
            <text:p>38,5125834871908</text:p>
          </table:table-cell>
          <table:table-cell table:formula="of:=[.B67]-[.$B$1]" office:value-type="float" office:value="-1.48741651280925" calcext:value-type="float">
            <text:p>-1,48741651280925</text:p>
          </table:table-cell>
          <table:table-cell table:number-columns-repeated="2"/>
          <table:table-cell table:formula="of:=[Calibration.$F$81]*EXP([Calibration.$E$81]*[.E67])" office:value-type="float" office:value="0.976300098962807" calcext:value-type="float">
            <text:p>0,976300098962807</text:p>
          </table:table-cell>
          <table:table-cell table:formula="of:=100*([.A67]-[.F67])/100" office:value-type="float" office:value="6.12369990103719" calcext:value-type="float">
            <text:p>6,12369990103719</text:p>
          </table:table-cell>
        </table:table-row>
        <table:table-row table:style-name="ro1">
          <table:table-cell table:formula="of:=[.A67]+0.1" office:value-type="float" office:value="7.2" calcext:value-type="float">
            <text:p>7,2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  <table:table-cell table:number-columns-repeated="2"/>
          <table:table-cell table:formula="of:=[Calibration.$F$81]*EXP([Calibration.$E$81]*[.E68])" office:value-type="float" office:value="0.976300098962807" calcext:value-type="float">
            <text:p>0,976300098962807</text:p>
          </table:table-cell>
          <table:table-cell table:formula="of:=100*([.A68]-[.F68])/100" office:value-type="float" office:value="6.22369990103719" calcext:value-type="float">
            <text:p>6,22369990103719</text:p>
          </table:table-cell>
        </table:table-row>
        <table:table-row table:style-name="ro1">
          <table:table-cell table:formula="of:=[.A68]+0.1" office:value-type="float" office:value="7.3" calcext:value-type="float">
            <text:p>7,3</text:p>
          </table:table-cell>
          <table:table-cell table:formula="of:=30+10*LOG([.A69])" office:value-type="float" office:value="38.6332286012046" calcext:value-type="float">
            <text:p>38,6332286012046</text:p>
          </table:table-cell>
          <table:table-cell table:formula="of:=[.B69]-[.$B$1]" office:value-type="float" office:value="-1.36677139879544" calcext:value-type="float">
            <text:p>-1,36677139879544</text:p>
          </table:table-cell>
          <table:table-cell table:number-columns-repeated="2"/>
          <table:table-cell table:formula="of:=[Calibration.$F$81]*EXP([Calibration.$E$81]*[.E69])" office:value-type="float" office:value="0.976300098962807" calcext:value-type="float">
            <text:p>0,976300098962807</text:p>
          </table:table-cell>
          <table:table-cell table:formula="of:=100*([.A69]-[.F69])/100" office:value-type="float" office:value="6.32369990103719" calcext:value-type="float">
            <text:p>6,32369990103719</text:p>
          </table:table-cell>
        </table:table-row>
        <table:table-row table:style-name="ro1">
          <table:table-cell table:formula="of:=[.A69]+0.1" office:value-type="float" office:value="7.4" calcext:value-type="float">
            <text:p>7,4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  <table:table-cell table:number-columns-repeated="2"/>
          <table:table-cell table:formula="of:=[Calibration.$F$81]*EXP([Calibration.$E$81]*[.E70])" office:value-type="float" office:value="0.976300098962807" calcext:value-type="float">
            <text:p>0,976300098962807</text:p>
          </table:table-cell>
          <table:table-cell table:formula="of:=100*([.A70]-[.F70])/100" office:value-type="float" office:value="6.42369990103719" calcext:value-type="float">
            <text:p>6,42369990103719</text:p>
          </table:table-cell>
        </table:table-row>
        <table:table-row table:style-name="ro1">
          <table:table-cell table:formula="of:=[.A70]+0.1" office:value-type="float" office:value="7.5" calcext:value-type="float">
            <text:p>7,5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" calcext:value-type="float">
            <text:p>-1,249387366083</text:p>
          </table:table-cell>
          <table:table-cell table:number-columns-repeated="2"/>
          <table:table-cell table:formula="of:=[Calibration.$F$81]*EXP([Calibration.$E$81]*[.E71])" office:value-type="float" office:value="0.976300098962807" calcext:value-type="float">
            <text:p>0,976300098962807</text:p>
          </table:table-cell>
          <table:table-cell table:formula="of:=100*([.A71]-[.F71])/100" office:value-type="float" office:value="6.52369990103719" calcext:value-type="float">
            <text:p>6,52369990103719</text:p>
          </table:table-cell>
        </table:table-row>
        <table:table-row table:style-name="ro1">
          <table:table-cell table:formula="of:=[.A71]+0.1" office:value-type="float" office:value="7.6" calcext:value-type="float">
            <text:p>7,6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  <table:table-cell table:number-columns-repeated="2"/>
          <table:table-cell table:formula="of:=[Calibration.$F$81]*EXP([Calibration.$E$81]*[.E72])" office:value-type="float" office:value="0.976300098962807" calcext:value-type="float">
            <text:p>0,976300098962807</text:p>
          </table:table-cell>
          <table:table-cell table:formula="of:=100*([.A72]-[.F72])/100" office:value-type="float" office:value="6.62369990103719" calcext:value-type="float">
            <text:p>6,62369990103719</text:p>
          </table:table-cell>
        </table:table-row>
        <table:table-row table:style-name="ro1">
          <table:table-cell table:formula="of:=[.A72]+0.1" office:value-type="float" office:value="7.7" calcext:value-type="float">
            <text:p>7,7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  <table:table-cell table:number-columns-repeated="2"/>
          <table:table-cell table:formula="of:=[Calibration.$F$81]*EXP([Calibration.$E$81]*[.E73])" office:value-type="float" office:value="0.976300098962807" calcext:value-type="float">
            <text:p>0,976300098962807</text:p>
          </table:table-cell>
          <table:table-cell table:formula="of:=100*([.A73]-[.F73])/100" office:value-type="float" office:value="6.72369990103719" calcext:value-type="float">
            <text:p>6,7236999010371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" calcext:value-type="float">
            <text:p>-1,0790539730952</text:p>
          </table:table-cell>
          <table:table-cell table:number-columns-repeated="2"/>
          <table:table-cell table:formula="of:=[Calibration.$F$81]*EXP([Calibration.$E$81]*[.E74])" office:value-type="float" office:value="0.976300098962807" calcext:value-type="float">
            <text:p>0,976300098962807</text:p>
          </table:table-cell>
          <table:table-cell table:formula="of:=100*([.A74]-[.F74])/100" office:value-type="float" office:value="6.82369990103719" calcext:value-type="float">
            <text:p>6,82369990103719</text:p>
          </table:table-cell>
        </table:table-row>
        <table:table-row table:style-name="ro1">
          <table:table-cell table:formula="of:=[.A74]+0.1" office:value-type="float" office:value="7.9" calcext:value-type="float">
            <text:p>7,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  <table:table-cell table:number-columns-repeated="2"/>
          <table:table-cell table:formula="of:=[Calibration.$F$81]*EXP([Calibration.$E$81]*[.E75])" office:value-type="float" office:value="0.976300098962807" calcext:value-type="float">
            <text:p>0,976300098962807</text:p>
          </table:table-cell>
          <table:table-cell table:formula="of:=100*([.A75]-[.F75])/100" office:value-type="float" office:value="6.92369990103719" calcext:value-type="float">
            <text:p>6,92369990103719</text:p>
          </table:table-cell>
        </table:table-row>
        <table:table-row table:style-name="ro1">
          <table:table-cell table:formula="of:=[.A75]+0.1" office:value-type="float" office:value="8" calcext:value-type="float">
            <text:p>8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62" calcext:value-type="float">
            <text:p>-0,969100130080562</text:p>
          </table:table-cell>
          <table:table-cell table:number-columns-repeated="2"/>
          <table:table-cell table:formula="of:=[Calibration.$F$81]*EXP([Calibration.$E$81]*[.E76])" office:value-type="float" office:value="0.976300098962807" calcext:value-type="float">
            <text:p>0,976300098962807</text:p>
          </table:table-cell>
          <table:table-cell table:formula="of:=100*([.A76]-[.F76])/100" office:value-type="float" office:value="7.02369990103719" calcext:value-type="float">
            <text:p>7,02369990103719</text:p>
          </table:table-cell>
        </table:table-row>
        <table:table-row table:style-name="ro1">
          <table:table-cell table:formula="of:=[.A76]+0.1" office:value-type="float" office:value="8.1" calcext:value-type="float">
            <text:p>8,1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03" calcext:value-type="float">
            <text:p>-0,915149811213503</text:p>
          </table:table-cell>
          <table:table-cell table:number-columns-repeated="2"/>
          <table:table-cell table:formula="of:=[Calibration.$F$81]*EXP([Calibration.$E$81]*[.E77])" office:value-type="float" office:value="0.976300098962807" calcext:value-type="float">
            <text:p>0,976300098962807</text:p>
          </table:table-cell>
          <table:table-cell table:formula="of:=100*([.A77]-[.F77])/100" office:value-type="float" office:value="7.12369990103719" calcext:value-type="float">
            <text:p>7,12369990103719</text:p>
          </table:table-cell>
        </table:table-row>
        <table:table-row table:style-name="ro1">
          <table:table-cell table:formula="of:=[.A77]+0.1" office:value-type="float" office:value="8.2" calcext:value-type="float">
            <text:p>8,2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37" calcext:value-type="float">
            <text:p>-0,861861476162837</text:p>
          </table:table-cell>
          <table:table-cell table:number-columns-repeated="2"/>
          <table:table-cell table:formula="of:=[Calibration.$F$81]*EXP([Calibration.$E$81]*[.E78])" office:value-type="float" office:value="0.976300098962807" calcext:value-type="float">
            <text:p>0,976300098962807</text:p>
          </table:table-cell>
          <table:table-cell table:formula="of:=100*([.A78]-[.F78])/100" office:value-type="float" office:value="7.22369990103719" calcext:value-type="float">
            <text:p>7,22369990103719</text:p>
          </table:table-cell>
        </table:table-row>
        <table:table-row table:style-name="ro1">
          <table:table-cell table:formula="of:=[.A78]+0.1" office:value-type="float" office:value="8.3" calcext:value-type="float">
            <text:p>8,3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  <table:table-cell table:number-columns-repeated="2"/>
          <table:table-cell table:formula="of:=[Calibration.$F$81]*EXP([Calibration.$E$81]*[.E79])" office:value-type="float" office:value="0.976300098962807" calcext:value-type="float">
            <text:p>0,976300098962807</text:p>
          </table:table-cell>
          <table:table-cell table:formula="of:=100*([.A79]-[.F79])/100" office:value-type="float" office:value="7.32369990103719" calcext:value-type="float">
            <text:p>7,32369990103719</text:p>
          </table:table-cell>
        </table:table-row>
        <table:table-row table:style-name="ro1">
          <table:table-cell table:formula="of:=[.A79]+0.1" office:value-type="float" office:value="8.4" calcext:value-type="float">
            <text:p>8,4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8" calcext:value-type="float">
            <text:p>-0,75720713938118</text:p>
          </table:table-cell>
          <table:table-cell table:number-columns-repeated="2"/>
          <table:table-cell table:formula="of:=[Calibration.$F$81]*EXP([Calibration.$E$81]*[.E80])" office:value-type="float" office:value="0.976300098962807" calcext:value-type="float">
            <text:p>0,976300098962807</text:p>
          </table:table-cell>
          <table:table-cell table:formula="of:=100*([.A80]-[.F80])/100" office:value-type="float" office:value="7.42369990103719" calcext:value-type="float">
            <text:p>7,42369990103719</text:p>
          </table:table-cell>
        </table:table-row>
        <table:table-row table:style-name="ro1">
          <table:table-cell table:formula="of:=[.A80]+0.1" office:value-type="float" office:value="8.5" calcext:value-type="float">
            <text:p>8,5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75" calcext:value-type="float">
            <text:p>-0,705810742857075</text:p>
          </table:table-cell>
          <table:table-cell table:number-columns-repeated="2"/>
          <table:table-cell table:formula="of:=[Calibration.$F$81]*EXP([Calibration.$E$81]*[.E81])" office:value-type="float" office:value="0.976300098962807" calcext:value-type="float">
            <text:p>0,976300098962807</text:p>
          </table:table-cell>
          <table:table-cell table:formula="of:=100*([.A81]-[.F81])/100" office:value-type="float" office:value="7.52369990103719" calcext:value-type="float">
            <text:p>7,52369990103719</text:p>
          </table:table-cell>
        </table:table-row>
        <table:table-row table:style-name="ro1">
          <table:table-cell table:formula="of:=[.A81]+0.1" office:value-type="float" office:value="8.6" calcext:value-type="float">
            <text:p>8,6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  <table:table-cell table:number-columns-repeated="2"/>
          <table:table-cell table:formula="of:=[Calibration.$F$81]*EXP([Calibration.$E$81]*[.E82])" office:value-type="float" office:value="0.976300098962807" calcext:value-type="float">
            <text:p>0,976300098962807</text:p>
          </table:table-cell>
          <table:table-cell table:formula="of:=100*([.A82]-[.F82])/100" office:value-type="float" office:value="7.62369990103719" calcext:value-type="float">
            <text:p>7,62369990103719</text:p>
          </table:table-cell>
        </table:table-row>
        <table:table-row table:style-name="ro1">
          <table:table-cell table:formula="of:=[.A82]+0.1" office:value-type="float" office:value="8.7" calcext:value-type="float">
            <text:p>8,7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14" calcext:value-type="float">
            <text:p>-0,604807473813814</text:p>
          </table:table-cell>
          <table:table-cell table:number-columns-repeated="2"/>
          <table:table-cell table:formula="of:=[Calibration.$F$81]*EXP([Calibration.$E$81]*[.E83])" office:value-type="float" office:value="0.976300098962807" calcext:value-type="float">
            <text:p>0,976300098962807</text:p>
          </table:table-cell>
          <table:table-cell table:formula="of:=100*([.A83]-[.F83])/100" office:value-type="float" office:value="7.72369990103719" calcext:value-type="float">
            <text:p>7,72369990103719</text:p>
          </table:table-cell>
        </table:table-row>
        <table:table-row table:style-name="ro1">
          <table:table-cell table:formula="of:=[.A83]+0.1" office:value-type="float" office:value="8.8" calcext:value-type="float">
            <text:p>8,8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16" calcext:value-type="float">
            <text:p>-0,555173278498316</text:p>
          </table:table-cell>
          <table:table-cell table:number-columns-repeated="2"/>
          <table:table-cell table:formula="of:=[Calibration.$F$81]*EXP([Calibration.$E$81]*[.E84])" office:value-type="float" office:value="0.976300098962807" calcext:value-type="float">
            <text:p>0,976300098962807</text:p>
          </table:table-cell>
          <table:table-cell table:formula="of:=100*([.A84]-[.F84])/100" office:value-type="float" office:value="7.82369990103719" calcext:value-type="float">
            <text:p>7,82369990103719</text:p>
          </table:table-cell>
        </table:table-row>
        <table:table-row table:style-name="ro1">
          <table:table-cell table:formula="of:=[.A84]+0.1" office:value-type="float" office:value="8.9" calcext:value-type="float">
            <text:p>8,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71" calcext:value-type="float">
            <text:p>-0,506099933550871</text:p>
          </table:table-cell>
          <table:table-cell table:number-columns-repeated="2"/>
          <table:table-cell table:formula="of:=[Calibration.$F$81]*EXP([Calibration.$E$81]*[.E85])" office:value-type="float" office:value="0.976300098962807" calcext:value-type="float">
            <text:p>0,976300098962807</text:p>
          </table:table-cell>
          <table:table-cell table:formula="of:=100*([.A85]-[.F85])/100" office:value-type="float" office:value="7.92369990103719" calcext:value-type="float">
            <text:p>7,92369990103719</text:p>
          </table:table-cell>
        </table:table-row>
        <table:table-row table:style-name="ro1">
          <table:table-cell table:formula="of:=[.A85]+0.1" office:value-type="float" office:value="9" calcext:value-type="float">
            <text:p>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55" calcext:value-type="float">
            <text:p>-0,457574905606755</text:p>
          </table:table-cell>
          <table:table-cell table:number-columns-repeated="2"/>
          <table:table-cell table:formula="of:=[Calibration.$F$81]*EXP([Calibration.$E$81]*[.E86])" office:value-type="float" office:value="0.976300098962807" calcext:value-type="float">
            <text:p>0,976300098962807</text:p>
          </table:table-cell>
          <table:table-cell table:formula="of:=100*([.A86]-[.F86])/100" office:value-type="float" office:value="8.02369990103719" calcext:value-type="float">
            <text:p>8,02369990103719</text:p>
          </table:table-cell>
        </table:table-row>
        <table:table-row table:style-name="ro1">
          <table:table-cell table:formula="of:=[.A86]+0.1" office:value-type="float" office:value="9.1" calcext:value-type="float">
            <text:p>9,1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  <table:table-cell table:number-columns-repeated="2"/>
          <table:table-cell table:formula="of:=[Calibration.$F$81]*EXP([Calibration.$E$81]*[.E87])" office:value-type="float" office:value="0.976300098962807" calcext:value-type="float">
            <text:p>0,976300098962807</text:p>
          </table:table-cell>
          <table:table-cell table:formula="of:=100*([.A87]-[.F87])/100" office:value-type="float" office:value="8.12369990103719" calcext:value-type="float">
            <text:p>8,12369990103719</text:p>
          </table:table-cell>
        </table:table-row>
        <table:table-row table:style-name="ro1">
          <table:table-cell table:formula="of:=[.A87]+0.1" office:value-type="float" office:value="9.2" calcext:value-type="float">
            <text:p>9,2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1" calcext:value-type="float">
            <text:p>-0,362121726544451</text:p>
          </table:table-cell>
          <table:table-cell table:number-columns-repeated="2"/>
          <table:table-cell table:formula="of:=[Calibration.$F$81]*EXP([Calibration.$E$81]*[.E88])" office:value-type="float" office:value="0.976300098962807" calcext:value-type="float">
            <text:p>0,976300098962807</text:p>
          </table:table-cell>
          <table:table-cell table:formula="of:=100*([.A88]-[.F88])/100" office:value-type="float" office:value="8.22369990103719" calcext:value-type="float">
            <text:p>8,22369990103719</text:p>
          </table:table-cell>
        </table:table-row>
        <table:table-row table:style-name="ro1">
          <table:table-cell table:formula="of:=[.A88]+0.1" office:value-type="float" office:value="9.3" calcext:value-type="float">
            <text:p>9,3</text:p>
          </table:table-cell>
          <table:table-cell table:formula="of:=30+10*LOG([.A89])" office:value-type="float" office:value="39.6848294855394" calcext:value-type="float">
            <text:p>39,6848294855394</text:p>
          </table:table-cell>
          <table:table-cell table:formula="of:=[.B89]-[.$B$1]" office:value-type="float" office:value="-0.315170514460647" calcext:value-type="float">
            <text:p>-0,315170514460647</text:p>
          </table:table-cell>
          <table:table-cell table:number-columns-repeated="2"/>
          <table:table-cell table:formula="of:=[Calibration.$F$81]*EXP([Calibration.$E$81]*[.E89])" office:value-type="float" office:value="0.976300098962807" calcext:value-type="float">
            <text:p>0,976300098962807</text:p>
          </table:table-cell>
          <table:table-cell table:formula="of:=100*([.A89]-[.F89])/100" office:value-type="float" office:value="8.32369990103719" calcext:value-type="float">
            <text:p>8,32369990103719</text:p>
          </table:table-cell>
        </table:table-row>
        <table:table-row table:style-name="ro1">
          <table:table-cell table:formula="of:=[.A89]+0.1" office:value-type="float" office:value="9.4" calcext:value-type="float">
            <text:p>9,4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  <table:table-cell table:number-columns-repeated="2"/>
          <table:table-cell table:formula="of:=[Calibration.$F$81]*EXP([Calibration.$E$81]*[.E90])" office:value-type="float" office:value="0.976300098962807" calcext:value-type="float">
            <text:p>0,976300098962807</text:p>
          </table:table-cell>
          <table:table-cell table:formula="of:=100*([.A90]-[.F90])/100" office:value-type="float" office:value="8.42369990103719" calcext:value-type="float">
            <text:p>8,42369990103719</text:p>
          </table:table-cell>
        </table:table-row>
        <table:table-row table:style-name="ro1">
          <table:table-cell table:formula="of:=[.A90]+0.1" office:value-type="float" office:value="9.5" calcext:value-type="float">
            <text:p>9,5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24" calcext:value-type="float">
            <text:p>-0,222763947111524</text:p>
          </table:table-cell>
          <table:table-cell table:number-columns-repeated="2"/>
          <table:table-cell table:formula="of:=[Calibration.$F$81]*EXP([Calibration.$E$81]*[.E91])" office:value-type="float" office:value="0.976300098962807" calcext:value-type="float">
            <text:p>0,976300098962807</text:p>
          </table:table-cell>
          <table:table-cell table:formula="of:=100*([.A91]-[.F91])/100" office:value-type="float" office:value="8.52369990103719" calcext:value-type="float">
            <text:p>8,52369990103719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18" calcext:value-type="float">
            <text:p>-0,177287669604318</text:p>
          </table:table-cell>
          <table:table-cell table:number-columns-repeated="2"/>
          <table:table-cell table:formula="of:=[Calibration.$F$81]*EXP([Calibration.$E$81]*[.E92])" office:value-type="float" office:value="0.976300098962807" calcext:value-type="float">
            <text:p>0,976300098962807</text:p>
          </table:table-cell>
          <table:table-cell table:formula="of:=100*([.A92]-[.F92])/100" office:value-type="float" office:value="8.62369990103719" calcext:value-type="float">
            <text:p>8,62369990103719</text:p>
          </table:table-cell>
        </table:table-row>
        <table:table-row table:style-name="ro1">
          <table:table-cell table:formula="of:=[.A92]+0.1" office:value-type="float" office:value="9.7" calcext:value-type="float">
            <text:p>9,7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  <table:table-cell table:number-columns-repeated="2"/>
          <table:table-cell table:formula="of:=[Calibration.$F$81]*EXP([Calibration.$E$81]*[.E93])" office:value-type="float" office:value="0.976300098962807" calcext:value-type="float">
            <text:p>0,976300098962807</text:p>
          </table:table-cell>
          <table:table-cell table:formula="of:=100*([.A93]-[.F93])/100" office:value-type="float" office:value="8.72369990103719" calcext:value-type="float">
            <text:p>8,72369990103719</text:p>
          </table:table-cell>
        </table:table-row>
        <table:table-row table:style-name="ro1">
          <table:table-cell table:formula="of:=[.A93]+0.1" office:value-type="float" office:value="9.8" calcext:value-type="float">
            <text:p>9,8</text:p>
          </table:table-cell>
          <table:table-cell table:formula="of:=30+10*LOG([.A94])" office:value-type="float" office:value="39.912260756925" calcext:value-type="float">
            <text:p>39,912260756925</text:p>
          </table:table-cell>
          <table:table-cell table:formula="of:=[.B94]-[.$B$1]" office:value-type="float" office:value="-0.087739243075049" calcext:value-type="float">
            <text:p>-0,087739243075049</text:p>
          </table:table-cell>
          <table:table-cell table:number-columns-repeated="2"/>
          <table:table-cell table:formula="of:=[Calibration.$F$81]*EXP([Calibration.$E$81]*[.E94])" office:value-type="float" office:value="0.976300098962807" calcext:value-type="float">
            <text:p>0,976300098962807</text:p>
          </table:table-cell>
          <table:table-cell table:formula="of:=100*([.A94]-[.F94])/100" office:value-type="float" office:value="8.82369990103719" calcext:value-type="float">
            <text:p>8,82369990103719</text:p>
          </table:table-cell>
        </table:table-row>
        <table:table-row table:style-name="ro1">
          <table:table-cell table:formula="of:=[.A94]+0.1" office:value-type="float" office:value="9.9" calcext:value-type="float">
            <text:p>9,9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15" calcext:value-type="float">
            <text:p>-0,043648054024502</text:p>
          </table:table-cell>
          <table:table-cell table:number-columns-repeated="2"/>
          <table:table-cell table:formula="of:=[Calibration.$F$81]*EXP([Calibration.$E$81]*[.E95])" office:value-type="float" office:value="0.976300098962807" calcext:value-type="float">
            <text:p>0,976300098962807</text:p>
          </table:table-cell>
          <table:table-cell table:formula="of:=100*([.A95]-[.F95])/100" office:value-type="float" office:value="8.92369990103719" calcext:value-type="float">
            <text:p>8,92369990103719</text:p>
          </table:table-cell>
        </table:table-row>
        <table:table-row table:style-name="ro1">
          <table:table-cell table:formula="of:=[.A95]+0.1" office:value-type="float" office:value="10" calcext:value-type="float">
            <text:p>10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  <table:table-cell/>
          <table:table-cell office:value-type="float" office:value="0.0303125" calcext:value-type="float">
            <text:p>0,0303125</text:p>
          </table:table-cell>
          <table:table-cell table:formula="of:=[Calibration.$F$81]*EXP([Calibration.$E$81]*[.E96])" office:value-type="float" office:value="10" calcext:value-type="float">
            <text:p>10</text:p>
          </table:table-cell>
          <table:table-cell table:formula="of:=100*([.A96]-[.F96])/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08:03:09.951135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7T17:38:32.983254162</dc:date>
    <meta:editing-duration>PT18H5M14S</meta:editing-duration>
    <meta:editing-cycles>55</meta:editing-cycles>
    <meta:generator>LibreOffice/5.2.7.2$Linux_X86_64 LibreOffice_project/20m0$Build-2</meta:generator>
    <dc:creator>Fabrice F4BJH</dc:creator>
    <meta:document-statistic meta:table-count="4" meta:cell-count="11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" chart:maximum="4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484cm" svg:y="6.157cm" style:legend-expansion="high" chart:style-name="ch2"/>
        <chart:plot-area chart:style-name="ch3" table:cell-range-address="Calibration.C95:Calibration.D105 Calibration.D94:Calibration.D94 Calibration.K93:Calibration.K93 Calibration.K95:Calibration.K105 Calibration.H93:Calibration.H93 Calibration.I95:Calibration.I105" chart:data-source-has-labels="both" svg:x="0.512cm" svg:y="0.288cm" svg:width="15.46cm" svg:height="13.831cm">
          <chartooo:coordinate-region svg:x="1.424cm" svg:y="0.288cm" svg:width="14.054cm" svg:height="11.77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D95:Calibration.D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K95:Calibration.K105" chart:label-cell-address="Calibration.K93:Calibration.K93" chart:class="chart:line">
            <chart:data-point chart:repeated="11"/>
          </chart:series>
          <chart:series chart:style-name="ch10" chart:values-cell-range-address="Calibration.I95:Calibration.I105" chart:label-cell-address="Calibration.H93:Calibration.H9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exp par LOGREG de Libre Office</text:p>
                <draw:g>
                  <svg:desc>Calibration.K93:Calibration.K93</svg:desc>
                </draw:g>
              </table:table-cell>
              <table:table-cell office:value-type="string">
                <text:p>interpolation exp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30">
                <text:p>30</text:p>
                <draw:g>
                  <svg:desc>Calibration.D95:Calibration.D105</svg:desc>
                </draw:g>
              </table:table-cell>
              <table:table-cell office:value-type="float" office:value="32.7465657479697">
                <text:p>32.7465657479697</text:p>
                <draw:g>
                  <svg:desc>Calibration.K95:Calibration.K105</svg:desc>
                </draw:g>
              </table:table-cell>
              <table:table-cell office:value-type="float" office:value="30">
                <text:p>30</text:p>
                <draw:g>
                  <svg:desc>Calibration.I95:Calibration.I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31">
                <text:p>31</text:p>
              </table:table-cell>
              <table:table-cell office:value-type="float" office:value="32.8157019570712">
                <text:p>32.8157019570712</text:p>
              </table:table-cell>
              <table:table-cell office:value-type="float" office:value="30.0838541666667">
                <text:p>30.0838541666667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32">
                <text:p>32</text:p>
              </table:table-cell>
              <table:table-cell office:value-type="float" office:value="32.8776617194378">
                <text:p>32.8776617194378</text:p>
              </table:table-cell>
              <table:table-cell office:value-type="float" office:value="30.1588541666667">
                <text:p>30.1588541666667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33">
                <text:p>33</text:p>
              </table:table-cell>
              <table:table-cell office:value-type="float" office:value="33.0049587347134">
                <text:p>33.0049587347134</text:p>
              </table:table-cell>
              <table:table-cell office:value-type="float" office:value="30.3125">
                <text:p>30.3125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34">
                <text:p>34</text:p>
              </table:table-cell>
              <table:table-cell office:value-type="float" office:value="33.1870460154472">
                <text:p>33.1870460154472</text:p>
              </table:table-cell>
              <table:table-cell office:value-type="float" office:value="30.53125">
                <text:p>30.53125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5">
                <text:p>35</text:p>
              </table:table-cell>
              <table:table-cell office:value-type="float" office:value="33.8123613741859">
                <text:p>33.8123613741859</text:p>
              </table:table-cell>
              <table:table-cell office:value-type="float" office:value="31.2734375">
                <text:p>31.2734375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6">
                <text:p>36</text:p>
              </table:table-cell>
              <table:table-cell office:value-type="float" office:value="34.0813964025306">
                <text:p>34.0813964025306</text:p>
              </table:table-cell>
              <table:table-cell office:value-type="float" office:value="31.5885416666667">
                <text:p>31.5885416666667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37">
                <text:p>37</text:p>
              </table:table-cell>
              <table:table-cell office:value-type="float" office:value="34.8717086985067">
                <text:p>34.87170869850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38">
                <text:p>38</text:p>
              </table:table-cell>
              <table:table-cell office:value-type="float" office:value="36.4122161416507">
                <text:p>36.4122161416507</text:p>
              </table:table-cell>
              <table:table-cell office:value-type="float" office:value="34.21875">
                <text:p>34.21875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39">
                <text:p>39</text:p>
              </table:table-cell>
              <table:table-cell office:value-type="float" office:value="38.6991317319452">
                <text:p>38.6991317319452</text:p>
              </table:table-cell>
              <table:table-cell office:value-type="float" office:value="36.640625">
                <text:p>36.640625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40">
                <text:p>40</text:p>
              </table:table-cell>
              <table:table-cell office:value-type="float" office:value="42.1110073614293">
                <text:p>42.111007361429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